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11"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0" style:family="table-cell" style:parent-style-name="Default" style:data-style-name="N61"/>
    <style:style style:name="ce11" style:family="table-cell" style:parent-style-name="Default" style:data-style-name="N3"/>
    <style:style style:name="ce12" style:family="table-cell" style:parent-style-name="Default" style:data-style-name="N41"/>
    <style:style style:name="ce1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3mm" svg:height="90.04mm" svg:x="309.84mm" svg:y="4.78mm">
            <loext:p draw:notify-on-update-of-ranges="Sheet1.E5:Sheet1.E9 Sheet1.H5:Sheet1.H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ce9"/>
        <table:table-column table:style-name="co1" table:default-cell-style-name="ce10"/>
        <table:table-column table:style-name="co4" table:default-cell-style-name="Default"/>
        <table:table-column table:style-name="co1" table:default-cell-style-name="Default"/>
        <table:table-column table:style-name="co8" table:default-cell-style-name="ce11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Training set</text:p>
          </table:table-cell>
          <table:table-cell table:style-name="ce5" office:value-type="string" calcext:value-type="string">
            <text:p>Mini-batch siz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% Epoch</text:p>
          </table:table-cell>
          <table:table-cell table:style-name="ce5" office:value-type="string" calcext:value-type="string">
            <text:p>Learning rate</text:p>
          </table:table-cell>
          <table:table-cell table:style-name="ce5" office:value-type="string" calcext:value-type="string">
            <text:p>LR decay rate</text:p>
          </table:table-cell>
          <table:table-cell table:style-name="ce5" office:value-type="string" calcext:value-type="string">
            <text:p>LR decay fac</text:p>
          </table:table-cell>
          <table:table-cell table:style-name="ce5" office:value-type="string" calcext:value-type="string">
            <text:p>Validation loss</text:p>
          </table:table-cell>
          <table:table-cell table:style-name="ce5" office:value-type="string" calcext:value-type="string">
            <text:p>Total iteration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ime per 1000 iterations</text:p>
          </table:table-cell>
        </table:table-row>
        <table:table-row table:style-name="ro1">
          <table:table-cell table:style-name="ce8" office:value-type="string" calcext:value-type="string">
            <text:p>Learning rate effect</text:p>
          </table:table-cell>
          <table:table-cell table:style-name="ce5" table:number-columns-repeated="7"/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B5]*[.C5]/[.A5]" office:value-type="percentage" office:value="0.1" calcext:value-type="percentage">
            <text:p>10.00%</text:p>
          </table:table-cell>
          <table:table-cell office:value-type="float" office:value="1" calcext:value-type="float">
            <text:p>1.00E+00</text:p>
          </table:table-cell>
          <table:table-cell table:number-columns-repeated="2"/>
          <table:table-cell office:value-type="float" office:value="522664837.102824" calcext:value-type="float">
            <text:p>522,664,837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B6]*[.C6]/[.A6]" office:value-type="percentage" office:value="0.1" calcext:value-type="percentage">
            <text:p>10.00%</text:p>
          </table:table-cell>
          <table:table-cell office:value-type="float" office:value="0.01" calcext:value-type="float">
            <text:p>1.00E-02</text:p>
          </table:table-cell>
          <table:table-cell table:number-columns-repeated="2"/>
          <table:table-cell office:value-type="float" office:value="1419168.864707" calcext:value-type="float">
            <text:p>1,419,169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B7]*[.C7]/[.A7]" office:value-type="percentage" office:value="0.1" calcext:value-type="percentage">
            <text:p>10.00%</text:p>
          </table:table-cell>
          <table:table-cell office:value-type="float" office:value="0.001" calcext:value-type="float">
            <text:p>1.00E-03</text:p>
          </table:table-cell>
          <table:table-cell table:number-columns-repeated="2"/>
          <table:table-cell office:value-type="float" office:value="901175.787713" calcext:value-type="float">
            <text:p>901,176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B8]*[.C8]/[.A8]" office:value-type="percentage" office:value="0.1" calcext:value-type="percentage">
            <text:p>10.00%</text:p>
          </table:table-cell>
          <table:table-cell office:value-type="float" office:value="0.0001" calcext:value-type="float">
            <text:p>1.00E-04</text:p>
          </table:table-cell>
          <table:table-cell table:number-columns-repeated="2"/>
          <table:table-cell office:value-type="float" office:value="952314.81889" calcext:value-type="float">
            <text:p>952,315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B9]*[.C9]/[.A9]" office:value-type="percentage" office:value="0.1" calcext:value-type="percentage">
            <text:p>10.00%</text:p>
          </table:table-cell>
          <table:table-cell office:value-type="float" office:value="0.000001" calcext:value-type="float">
            <text:p>1.00E-06</text:p>
          </table:table-cell>
          <table:table-cell table:number-columns-repeated="2"/>
          <table:table-cell office:value-type="float" office:value="5146003.206399" calcext:value-type="float">
            <text:p>5,146,0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tch size effects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B12]*[.C12]/[.A12]" office:value-type="percentage" office:value="0.1" calcext:value-type="percentage">
            <text:p>10.00%</text:p>
          </table:table-cell>
          <table:table-cell office:value-type="float" office:value="0.001" calcext:value-type="float">
            <text:p>1.00E-03</text:p>
          </table:table-cell>
          <table:table-cell table:number-columns-repeated="2"/>
          <table:table-cell office:value-type="float" office:value="10830701.084115" calcext:value-type="float">
            <text:p>10,830,701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formula="of:=[.B13]*[.C13]/[.A13]" office:value-type="percentage" office:value="0.2" calcext:value-type="percentage">
            <text:p>20.00%</text:p>
          </table:table-cell>
          <table:table-cell office:value-type="float" office:value="0.001" calcext:value-type="float">
            <text:p>1.00E-03</text:p>
          </table:table-cell>
          <table:table-cell table:number-columns-repeated="2"/>
          <table:table-cell office:value-type="float" office:value="1916148.99934" calcext:value-type="float">
            <text:p>1,916,149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formula="of:=[.B14]*[.C14]/[.A14]" office:value-type="percentage" office:value="0.1" calcext:value-type="percentage">
            <text:p>10.00%</text:p>
          </table:table-cell>
          <table:table-cell office:value-type="float" office:value="0.001" calcext:value-type="float">
            <text:p>1.00E-03</text:p>
          </table:table-cell>
          <table:table-cell table:number-columns-repeated="2"/>
          <table:table-cell office:value-type="float" office:value="939904.068318" calcext:value-type="float">
            <text:p>939,9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raining set effec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B17]*[.C17]/[.A17]" office:value-type="percentage" office:value="0.1" calcext:value-type="percentage">
            <text:p>10.00%</text:p>
          </table:table-cell>
          <table:table-cell office:value-type="float" office:value="0.001" calcext:value-type="float">
            <text:p>1.00E-03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1027465.909352" calcext:value-type="float">
            <text:p>1027465.909352</text:p>
          </table:table-cell>
          <table:table-cell table:style-name="Default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898809.078803" calcext:value-type="float">
            <text:p>898809.078803</text:p>
          </table:table-cell>
          <table:table-cell table:formula="of:=ABS([.D2]/[.D1]-1)" office:value-type="percentage" office:value="0.12521761488918" calcext:value-type="percentage">
            <text:p>12.52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827558.694266" calcext:value-type="float">
            <text:p>827558.694266</text:p>
          </table:table-cell>
          <table:table-cell table:formula="of:=ABS([.D3]/[.D2]-1)" office:value-type="percentage" office:value="0.0792719902561383" calcext:value-type="percentage">
            <text:p>7.93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799098.206652" calcext:value-type="float">
            <text:p>799098.206652</text:p>
          </table:table-cell>
          <table:table-cell table:formula="of:=ABS([.D4]/[.D3]-1)" office:value-type="percentage" office:value="0.0343908991727081" calcext:value-type="percentage">
            <text:p>3.4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765235.902776" calcext:value-type="float">
            <text:p>765235.902776</text:p>
          </table:table-cell>
          <table:table-cell table:formula="of:=ABS([.D5]/[.D4]-1)" office:value-type="percentage" office:value="0.0423756474412246" calcext:value-type="percentage">
            <text:p>4.2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731299.734043" calcext:value-type="float">
            <text:p>731299.734043</text:p>
          </table:table-cell>
          <table:table-cell table:formula="of:=ABS([.D6]/[.D5]-1)" office:value-type="percentage" office:value="0.0443473295096215" calcext:value-type="percentage">
            <text:p>4.43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722487.42339" calcext:value-type="float">
            <text:p>722487.42339</text:p>
          </table:table-cell>
          <table:table-cell table:formula="of:=ABS([.D7]/[.D6]-1)" office:value-type="percentage" office:value="0.0120502035523533" calcext:value-type="percentage">
            <text:p>1.21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713501.017011" calcext:value-type="float">
            <text:p>713501.017011</text:p>
          </table:table-cell>
          <table:table-cell table:formula="of:=ABS([.D8]/[.D7]-1)" office:value-type="percentage" office:value="0.0124381492162655" calcext:value-type="percentage">
            <text:p>1.2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703096.515139" calcext:value-type="float">
            <text:p>703096.515139</text:p>
          </table:table-cell>
          <table:table-cell table:formula="of:=ABS([.D9]/[.D8]-1)" office:value-type="percentage" office:value="0.0145823224129189" calcext:value-type="percentage">
            <text:p>1.46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701422.127583" calcext:value-type="float">
            <text:p>701422.127583</text:p>
          </table:table-cell>
          <table:table-cell table:formula="of:=ABS([.D10]/[.D9]-1)" office:value-type="percentage" office:value="0.00238144766749271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85946.924452" calcext:value-type="float">
            <text:p>685946.924452</text:p>
          </table:table-cell>
          <table:table-cell table:formula="of:=ABS([.D11]/[.D10]-1)" office:value-type="percentage" office:value="0.0220626104059839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69814.491689" calcext:value-type="float">
            <text:p>669814.491689</text:p>
          </table:table-cell>
          <table:table-cell table:formula="of:=ABS([.D12]/[.D11]-1)" office:value-type="percentage" office:value="0.0235184854511711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69305.818004" calcext:value-type="float">
            <text:p>669305.818004</text:p>
          </table:table-cell>
          <table:table-cell table:formula="of:=ABS([.D13]/[.D12]-1)" office:value-type="percentage" office:value="0.00075942472328027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51611.510737" calcext:value-type="float">
            <text:p>651611.510737</text:p>
          </table:table-cell>
          <table:table-cell table:formula="of:=ABS([.D14]/[.D13]-1)" office:value-type="percentage" office:value="0.0264368048073567" calcext:value-type="percentage">
            <text:p>2.6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71128.223247" calcext:value-type="float">
            <text:p>671128.223247</text:p>
          </table:table-cell>
          <table:table-cell table:formula="of:=ABS([.D15]/[.D14]-1)" office:value-type="percentage" office:value="0.0299514544915356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43719.687001" calcext:value-type="float">
            <text:p>643719.687001</text:p>
          </table:table-cell>
          <table:table-cell table:formula="of:=ABS([.D16]/[.D15]-1)" office:value-type="percentage" office:value="0.0408394928071929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38739.049285" calcext:value-type="float">
            <text:p>638739.049285</text:p>
          </table:table-cell>
          <table:table-cell table:formula="of:=ABS([.D17]/[.D16]-1)" office:value-type="percentage" office:value="0.0077372772909962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40790.255752" calcext:value-type="float">
            <text:p>640790.255752</text:p>
          </table:table-cell>
          <table:table-cell table:formula="of:=ABS([.D18]/[.D17]-1)" office:value-type="percentage" office:value="0.00321133719520694" calcext:value-type="percentage">
            <text:p>0.32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40005.491795" calcext:value-type="float">
            <text:p>640005.491795</text:p>
          </table:table-cell>
          <table:table-cell table:formula="of:=ABS([.D19]/[.D18]-1)" office:value-type="percentage" office:value="0.00122468147721599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36478.543675" calcext:value-type="float">
            <text:p>636478.543675</text:p>
          </table:table-cell>
          <table:table-cell table:formula="of:=ABS([.D20]/[.D19]-1)" office:value-type="percentage" office:value="0.00551080914963431" calcext:value-type="percentage">
            <text:p>0.55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25194.878824" calcext:value-type="float">
            <text:p>625194.878824</text:p>
          </table:table-cell>
          <table:table-cell table:formula="of:=ABS([.D21]/[.D20]-1)" office:value-type="percentage" office:value="0.0177282721674301" calcext:value-type="percentage">
            <text:p>1.77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21979.214338" calcext:value-type="float">
            <text:p>621979.214338</text:p>
          </table:table-cell>
          <table:table-cell table:formula="of:=ABS([.D22]/[.D21]-1)" office:value-type="percentage" office:value="0.00514345941548444" calcext:value-type="percentage">
            <text:p>0.51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24145.3741" calcext:value-type="float">
            <text:p>624145.3741</text:p>
          </table:table-cell>
          <table:table-cell table:formula="of:=ABS([.D23]/[.D22]-1)" office:value-type="percentage" office:value="0.00348268834723919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22242.079132" calcext:value-type="float">
            <text:p>622242.079132</text:p>
          </table:table-cell>
          <table:table-cell table:formula="of:=ABS([.D24]/[.D23]-1)" office:value-type="percentage" office:value="0.00304944175985367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21060.992551" calcext:value-type="float">
            <text:p>621060.992551</text:p>
          </table:table-cell>
          <table:table-cell table:formula="of:=ABS([.D25]/[.D24]-1)" office:value-type="percentage" office:value="0.00189811428800757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18252.654491" calcext:value-type="float">
            <text:p>618252.654491</text:p>
          </table:table-cell>
          <table:table-cell table:formula="of:=ABS([.D26]/[.D25]-1)" office:value-type="percentage" office:value="0.00452183939046757" calcext:value-type="percentage">
            <text:p>0.45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14811.284907" calcext:value-type="float">
            <text:p>614811.284907</text:p>
          </table:table-cell>
          <table:table-cell table:formula="of:=ABS([.D27]/[.D26]-1)" office:value-type="percentage" office:value="0.00556628355576283" calcext:value-type="percentage">
            <text:p>0.56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10543.266533" calcext:value-type="float">
            <text:p>610543.266533</text:p>
          </table:table-cell>
          <table:table-cell table:formula="of:=ABS([.D28]/[.D27]-1)" office:value-type="percentage" office:value="0.00694199745316249" calcext:value-type="percentage">
            <text:p>0.69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16005.764294" calcext:value-type="float">
            <text:p>616005.764294</text:p>
          </table:table-cell>
          <table:table-cell table:formula="of:=ABS([.D29]/[.D28]-1)" office:value-type="percentage" office:value="0.00894694620418801" calcext:value-type="percentage">
            <text:p>0.89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11522.129648" calcext:value-type="float">
            <text:p>611522.129648</text:p>
          </table:table-cell>
          <table:table-cell table:formula="of:=ABS([.D30]/[.D29]-1)" office:value-type="percentage" office:value="0.00727855956208245" calcext:value-type="percentage">
            <text:p>0.73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06912.704368" calcext:value-type="float">
            <text:p>606912.704368</text:p>
          </table:table-cell>
          <table:table-cell table:formula="of:=ABS([.D31]/[.D30]-1)" office:value-type="percentage" office:value="0.00753762628778976" calcext:value-type="percentage">
            <text:p>0.75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09076.525689" calcext:value-type="float">
            <text:p>609076.525689</text:p>
          </table:table-cell>
          <table:table-cell table:formula="of:=ABS([.D32]/[.D31]-1)" office:value-type="percentage" office:value="0.00356529251311888" calcext:value-type="percentage">
            <text:p>0.36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05812.916541" calcext:value-type="float">
            <text:p>605812.916541</text:p>
          </table:table-cell>
          <table:table-cell table:formula="of:=ABS([.D33]/[.D32]-1)" office:value-type="percentage" office:value="0.00535829080641082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05046.742009" calcext:value-type="float">
            <text:p>605046.742009</text:p>
          </table:table-cell>
          <table:table-cell table:formula="of:=ABS([.D34]/[.D33]-1)" office:value-type="percentage" office:value="0.00126470484712438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598417.746453" calcext:value-type="float">
            <text:p>598417.746453</text:p>
          </table:table-cell>
          <table:table-cell table:formula="of:=ABS([.D35]/[.D34]-1)" office:value-type="percentage" office:value="0.0109561709794339" calcext:value-type="percentage">
            <text:p>1.10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599150.85893" calcext:value-type="float">
            <text:p>599150.85893</text:p>
          </table:table-cell>
          <table:table-cell table:formula="of:=ABS([.D36]/[.D35]-1)" office:value-type="percentage" office:value="0.00122508478624739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598372.075652" calcext:value-type="float">
            <text:p>598372.075652</text:p>
          </table:table-cell>
          <table:table-cell table:formula="of:=ABS([.D37]/[.D36]-1)" office:value-type="percentage" office:value="0.00129981166911908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602202.340532" calcext:value-type="float">
            <text:p>602202.340532</text:p>
          </table:table-cell>
          <table:table-cell table:formula="of:=ABS([.D38]/[.D37]-1)" office:value-type="percentage" office:value="0.00640114242601708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595330.604979" calcext:value-type="float">
            <text:p>595330.604979</text:p>
          </table:table-cell>
          <table:table-cell table:formula="of:=ABS([.D39]/[.D38]-1)" office:value-type="percentage" office:value="0.0114110077136685" calcext:value-type="percentage">
            <text:p>1.14%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=</text:p>
          </table:table-cell>
          <table:table-cell office:value-type="float" office:value="597212.828659" calcext:value-type="float">
            <text:p>597212.828659</text:p>
          </table:table-cell>
          <table:table-cell table:formula="of:=ABS([.D40]/[.D39]-1)" office:value-type="percentage" office:value="0.00316164441111888" calcext:value-type="percentage">
            <text:p>0.32%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inibatc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 iterations</text:p>
          </table:table-cell>
          <table:table-cell office:value-type="string" calcext:value-type="string">
            <text:p>Time per 10% epoch iterations</text:p>
          </table:table-cell>
          <table:table-cell office:value-type="string" calcext:value-type="string">
            <text:p>10% epoch itera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time" office:time-value="PT15H19M39S" calcext:value-type="time">
            <text:p>15:19:39</text:p>
          </table:table-cell>
          <table:table-cell table:style-name="ce6" office:value-type="time" office:time-value="PT15H33M53S" calcext:value-type="time">
            <text:p>15:33:53</text:p>
          </table:table-cell>
          <table:table-cell table:style-name="ce7" table:formula="of:=60*([.C5]-[.B5])*24" office:value-type="float" office:value="14.2333333333334" calcext:value-type="float">
            <text:p>14.23</text:p>
          </table:table-cell>
          <table:table-cell office:value-type="float" office:value="4000" calcext:value-type="float">
            <text:p>4000</text:p>
          </table:table-cell>
          <table:table-cell table:style-name="ce7" table:formula="of:=[.D5]/[.E5]*[.G5]" office:value-type="float" office:value="14.2333333333334" calcext:value-type="float">
            <text:p>14.23</text:p>
          </table:table-cell>
          <table:table-cell table:formula="of:=80000/[.A5]*0.1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time" office:time-value="PT09H37M06S" calcext:value-type="time">
            <text:p>09:37:06</text:p>
          </table:table-cell>
          <table:table-cell table:style-name="ce6" office:value-type="time" office:time-value="PT10H43M16S" calcext:value-type="time">
            <text:p>10:43:16</text:p>
          </table:table-cell>
          <table:table-cell table:style-name="ce7" table:formula="of:=60*([.C6]-[.B6])*24" office:value-type="float" office:value="66.1666666666667" calcext:value-type="float">
            <text:p>66.17</text:p>
          </table:table-cell>
          <table:table-cell office:value-type="float" office:value="10000" calcext:value-type="float">
            <text:p>10000</text:p>
          </table:table-cell>
          <table:table-cell table:style-name="ce7" table:formula="of:=[.D6]/[.E6]*[.G6]" office:value-type="float" office:value="13.2333333333333" calcext:value-type="float">
            <text:p>13.23</text:p>
          </table:table-cell>
          <table:table-cell table:formula="of:=80000/[.A6]*0.1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time" office:time-value="PT14H45M55S" calcext:value-type="time">
            <text:p>14:45:55</text:p>
          </table:table-cell>
          <table:table-cell table:style-name="ce6" office:value-type="time" office:time-value="PT15H14M31S" calcext:value-type="time">
            <text:p>15:14:31</text:p>
          </table:table-cell>
          <table:table-cell table:style-name="ce7" table:formula="of:=60*([.C7]-[.B7])*24" office:value-type="float" office:value="28.6" calcext:value-type="float">
            <text:p>28.60</text:p>
          </table:table-cell>
          <table:table-cell office:value-type="float" office:value="2232" calcext:value-type="float">
            <text:p>2232</text:p>
          </table:table-cell>
          <table:table-cell table:style-name="ce7" table:formula="of:=[.D7]/[.E7]*[.G7]" office:value-type="float" office:value="12.8136200716846" calcext:value-type="float">
            <text:p>12.81</text:p>
          </table:table-cell>
          <table:table-cell table:formula="of:=80000/[.A7]*0.1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5:55:52.158010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5:55:54.036523873</meta:creation-date>
    <meta:generator>LibreOffice/5.1.4.2$Linux_X86_64 LibreOffice_project/10m0$Build-2</meta:generator>
    <meta:editing-duration>PT17S</meta:editing-duration>
    <meta:editing-cycles>2</meta:editing-cycles>
    <dc:date>2016-12-28T15:56:09.287863739</dc:date>
    <meta:document-statistic meta:table-count="3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legend chart:legend-position="end" svg:x="13.741cm" svg:y="4.203cm" style:legend-expansion="high" chart:style-name="ch2"/>
        <chart:plot-area chart:style-name="ch3" table:cell-range-address="Sheet1.E5:Sheet1.E9 Sheet1.H5:Sheet1.H9" svg:x="0.381cm" svg:y="0.152cm" svg:width="13.126cm" svg:height="8.644cm">
          <chartooo:coordinate-region svg:x="2.802cm" svg:y="0.352cm" svg:width="9.962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5:Sheet1.H9" chart:class="chart:scatter">
            <chart:domain table:cell-range-address="Sheet1.E5:Sheet1.E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5:Sheet1.E9</svg:desc>
                </draw:g>
              </table:table-cell>
              <table:table-cell office:value-type="float" office:value="522664837.102824">
                <text:p>522664837.102824</text:p>
                <draw:g>
                  <svg:desc>Sheet1.H5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419168.864707">
                <text:p>1419168.864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901175.787713">
                <text:p>901175.787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952314.81889">
                <text:p>952314.81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5146003.206399">
                <text:p>5146003.20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